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6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29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3">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5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3">00/00/0000</text:date>, <text:time style:data-style-name="N2" text:time-value="11:54:46.8740591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03T14:18:47.396847178</dc:date>
    <meta:editing-duration>P99DT19H3M53S</meta:editing-duration>
    <meta:editing-cycles>4405</meta:editing-cycles>
    <meta:generator>LibreOffice/6.4.7.2$Linux_X86_64 LibreOffice_project/40$Build-2</meta:generator>
    <meta:document-statistic meta:table-count="3" meta:cell-count="70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